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805cm" fo:margin-left="0cm" table:align="left"/>
    </style:style>
    <style:style style:name="Таблица1.A" style:family="table-column">
      <style:table-column-properties style:column-width="7.003cm"/>
    </style:style>
    <style:style style:name="Таблица1.B" style:family="table-column">
      <style:table-column-properties style:column-width="11.8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1fc9f" officeooo:paragraph-rsid="0001fc9f"/>
    </style:style>
    <style:style style:name="P3" style:family="paragraph" style:parent-style-name="Table_20_Contents">
      <style:text-properties fo:language="ru" fo:country="RU" fo:font-weight="bold" officeooo:rsid="0001fc9f" officeooo:paragraph-rsid="0001fc9f" style:font-weight-asian="bold" style:font-weight-complex="bold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2cbe9" officeooo:paragraph-rsid="0002cbe9"/>
    </style:style>
    <style:style style:name="P6" style:family="paragraph" style:parent-style-name="Table_20_Contents">
      <style:text-properties fo:language="ru" fo:country="RU" officeooo:rsid="0003eb4a" officeooo:paragraph-rsid="0003eb4a"/>
    </style:style>
    <style:style style:name="P7" style:family="paragraph" style:parent-style-name="Table_20_Contents">
      <style:text-properties fo:language="ru" fo:country="RU" officeooo:rsid="0003eb4a" officeooo:paragraph-rsid="000d8807"/>
    </style:style>
    <style:style style:name="P8" style:family="paragraph" style:parent-style-name="Table_20_Contents">
      <style:text-properties fo:language="ru" fo:country="RU" officeooo:rsid="00054595" officeooo:paragraph-rsid="00054595"/>
    </style:style>
    <style:style style:name="P9" style:family="paragraph" style:parent-style-name="Table_20_Contents">
      <style:text-properties fo:language="ru" fo:country="RU" officeooo:rsid="00068aca" officeooo:paragraph-rsid="00068aca"/>
    </style:style>
    <style:style style:name="P10" style:family="paragraph" style:parent-style-name="Table_20_Contents">
      <style:text-properties fo:language="ru" fo:country="RU" officeooo:rsid="00075e36" officeooo:paragraph-rsid="00075e36"/>
    </style:style>
    <style:style style:name="P11" style:family="paragraph" style:parent-style-name="Table_20_Contents">
      <style:text-properties fo:language="ru" fo:country="RU" officeooo:rsid="00075e36" officeooo:paragraph-rsid="0017c397"/>
    </style:style>
    <style:style style:name="P12" style:family="paragraph" style:parent-style-name="Table_20_Contents">
      <style:text-properties fo:language="ru" fo:country="RU" officeooo:rsid="000c80e8" officeooo:paragraph-rsid="000c80e8"/>
    </style:style>
    <style:style style:name="P13" style:family="paragraph" style:parent-style-name="Table_20_Contents">
      <style:text-properties fo:language="ru" fo:country="RU" officeooo:rsid="000d8807" officeooo:paragraph-rsid="000d8807"/>
    </style:style>
    <style:style style:name="P14" style:family="paragraph" style:parent-style-name="Table_20_Contents">
      <style:text-properties fo:language="ru" fo:country="RU" officeooo:rsid="00139727" officeooo:paragraph-rsid="00139727"/>
    </style:style>
    <style:style style:name="P15" style:family="paragraph" style:parent-style-name="Table_20_Contents">
      <style:text-properties officeooo:paragraph-rsid="00112731"/>
    </style:style>
    <style:style style:name="P16" style:family="paragraph" style:parent-style-name="Table_20_Contents">
      <style:text-properties officeooo:paragraph-rsid="00157dc1"/>
    </style:style>
    <style:style style:name="P17" style:family="paragraph" style:parent-style-name="Table_20_Contents">
      <style:text-properties fo:language="ru" fo:country="RU" fo:font-weight="normal" officeooo:rsid="000d8807" officeooo:paragraph-rsid="000d8807" style:font-weight-asian="normal" style:font-weight-complex="normal"/>
    </style:style>
    <style:style style:name="P18" style:family="paragraph" style:parent-style-name="Table_20_Contents">
      <style:text-properties fo:language="ru" fo:country="RU" officeooo:rsid="0003eb4a" officeooo:paragraph-rsid="0003eb4a"/>
    </style:style>
    <style:style style:name="P19" style:family="paragraph" style:parent-style-name="Table_20_Contents">
      <style:text-properties fo:language="ru" fo:country="RU" officeooo:rsid="00084f15" officeooo:paragraph-rsid="00084f15"/>
    </style:style>
    <style:style style:name="P20" style:family="paragraph" style:parent-style-name="Table_20_Contents">
      <style:text-properties fo:language="ru" fo:country="RU" officeooo:rsid="0019667e" officeooo:paragraph-rsid="0019667e"/>
    </style:style>
    <style:style style:name="T1" style:family="text">
      <style:text-properties fo:language="ru" fo:country="RU" officeooo:rsid="000f33b3"/>
    </style:style>
    <style:style style:name="T2" style:family="text">
      <style:text-properties fo:language="ru" fo:country="RU" fo:font-weight="normal" officeooo:rsid="000f33b3" style:font-weight-asian="normal" style:font-weight-complex="normal"/>
    </style:style>
    <style:style style:name="T3" style:family="text">
      <style:text-properties fo:language="ru" fo:country="RU" fo:font-weight="normal" officeooo:rsid="00112731" style:font-weight-asian="normal" style:font-weight-complex="normal"/>
    </style:style>
    <style:style style:name="T4" style:family="text">
      <style:text-properties fo:language="ru" fo:country="RU" fo:font-weight="normal" officeooo:rsid="0012d09f" style:font-weight-asian="normal" style:font-weight-complex="normal"/>
    </style:style>
    <style:style style:name="T5" style:family="text">
      <style:text-properties fo:language="ru" fo:country="RU" fo:font-weight="normal" officeooo:rsid="00139727" style:font-weight-asian="normal" style:font-weight-complex="normal"/>
    </style:style>
    <style:style style:name="T6" style:family="text">
      <style:text-properties fo:language="ru" fo:country="RU" fo:font-weight="normal" officeooo:rsid="001615e8" style:font-weight-asian="normal" style:font-weight-complex="normal"/>
    </style:style>
    <style:style style:name="T7" style:family="text">
      <style:text-properties fo:language="ru" fo:country="RU" fo:font-weight="normal" officeooo:rsid="001775f7" style:font-weight-asian="normal" style:font-weight-complex="normal"/>
    </style:style>
    <style:style style:name="T8" style:family="text">
      <style:text-properties fo:language="ru" fo:country="RU" officeooo:rsid="00157dc1"/>
    </style:style>
    <style:style style:name="T9" style:family="text">
      <style:text-properties officeooo:rsid="00075e36"/>
    </style:style>
    <style:style style:name="T10" style:family="text">
      <style:text-properties officeooo:rsid="00084f15"/>
    </style:style>
    <style:style style:name="T11" style:family="text">
      <style:text-properties officeooo:rsid="000c80e8"/>
    </style:style>
    <style:style style:name="T12" style:family="text">
      <style:text-properties officeooo:rsid="000d880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2cbe9" style:font-weight-asian="normal" style:font-weight-complex="normal"/>
    </style:style>
    <style:style style:name="T15" style:family="text">
      <style:text-properties officeooo:rsid="000f33b3"/>
    </style:style>
    <style:style style:name="T16" style:family="text">
      <style:text-properties officeooo:rsid="0014dbbc"/>
    </style:style>
    <style:style style:name="T17" style:family="text">
      <style:text-properties officeooo:rsid="00157c2d"/>
    </style:style>
    <style:style style:name="T18" style:family="text">
      <style:text-properties officeooo:rsid="00157dc1"/>
    </style:style>
    <style:style style:name="T19" style:family="text">
      <style:text-properties officeooo:rsid="001775f7"/>
    </style:style>
    <style:style style:name="T20" style:family="text">
      <style:text-properties officeooo:rsid="0017c3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<text:span text:style-name="T9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Ф.И.О.</text:p>
          </table:table-cell>
          <table:table-cell table:style-name="Таблица1.B1" office:value-type="string">
            <text:p text:style-name="P20">Никитин Никита Викторович</text:p>
          </table:table-cell>
        </table:table-row>
        <table:table-row>
          <table:table-cell table:style-name="Таблица1.A2" table:number-columns-spanned="2" office:value-type="string">
            <text:p text:style-name="P3">Java</text:p>
          </table:table-cell>
          <table:covered-table-cell/>
        </table:table-row>
        <table:table-row>
          <table:table-cell table:style-name="Таблица1.A3" office:value-type="string">
            <text:p text:style-name="P2">Что такое переопределение метода?</text:p>
          </table:table-cell>
          <table:table-cell table:style-name="Таблица1.A2" office:value-type="string">
            <text:p text:style-name="P12">Это возможность, позволяющая подклассу обеспечить специфическую реализацию метода, уже реализованного в родительском классе.</text:p>
          </table:table-cell>
        </table:table-row>
        <table:table-row>
          <table:table-cell table:style-name="Таблица1.A3" office:value-type="string">
            <text:p text:style-name="P5">Какие бывают виды классов?</text:p>
          </table:table-cell>
          <table:table-cell table:style-name="Таблица1.A2" office:value-type="string">
            <text:p text:style-name="P12">Классы могут быть вложенными <text:s/>друг в друга: <text:span text:style-name="T12">внутренний </text:span>вложенный, <text:span text:style-name="T12">статический вложенный, локальный, анонимный внутренний.</text:span></text:p>
          </table:table-cell>
        </table:table-row>
        <table:table-row>
          <table:table-cell table:style-name="Таблица1.A3" office:value-type="string">
            <text:p text:style-name="P5">Как и зачем можно использовать м<text:bookmark-start text:name="__DdeLink__104_493250477"/>одификатор final<text:bookmark-end text:name="__DdeLink__104_493250477"/>?</text:p>
          </table:table-cell>
          <table:table-cell table:style-name="Таблица1.A2" office:value-type="string">
            <text:p text:style-name="P13">М<text:span text:style-name="T14">одификатор final </text:span><text:span text:style-name="T13">можно использовать:<text:line-break/>1. На уровне класса, это запретит наследование данного класса.<text:line-break/>2. На уровне метода, это запретит переопределение данного метода в наследниках данного класса.</text:span></text:p>
            <text:p text:style-name="P17">3. На уровне переменной, это запретит изменение значения переменной.</text:p>
          </table:table-cell>
        </table:table-row>
        <table:table-row>
          <table:table-cell table:style-name="Таблица1.A3" office:value-type="string">
            <text:p text:style-name="P6">Какие есть варианты использования ключевого слова try?</text:p>
          </table:table-cell>
          <table:table-cell table:style-name="Таблица1.A2" office:value-type="string">
            <text:p text:style-name="P7">Try <text:span text:style-name="T12">определяет блок кода, в котором может возникнуть исключение, которое может быть перехвачено блоком catch.<text:line-break/>Также есть try-with-resources, который позволяет освобождать ресурсы, реализующие интерфейс Clos</text:span><text:span text:style-name="T15">e</text:span><text:span text:style-name="T12">able.</text:span></text:p>
          </table:table-cell>
        </table:table-row>
        <table:table-row>
          <table:table-cell table:style-name="Таблица1.A3" office:value-type="string">
            <text:p text:style-name="P6">Какие есть стандартные реализации интерфейса List и в каких ситуациях их нужно использовать?</text:p>
          </table:table-cell>
          <table:table-cell table:style-name="Таблица1.A2" office:value-type="string">
            <text:p text:style-name="P15"><text:span text:style-name="T1">Есть три наследника List:<text:line-break/>1. </text:span><text:span text:style-name="Strong_20_Emphasis"><text:span text:style-name="T2">ArrayList — список на основе </text:span></text:span><text:span text:style-name="Strong_20_Emphasis"><text:span text:style-name="T3">оптимизированного </text:span></text:span><text:span text:style-name="Strong_20_Emphasis"><text:span text:style-name="T2">расширяемого массива. </text:span></text:span><text:span text:style-name="Strong_20_Emphasis"><text:span text:style-name="T3">Нужно использовать при частом получении д</text:span></text:span><text:span text:style-name="Strong_20_Emphasis"><text:span text:style-name="T7">о</text:span></text:span><text:span text:style-name="Strong_20_Emphasis"><text:span text:style-name="T3">ступа в середину списка. </text:span></text:span><text:span text:style-name="Strong_20_Emphasis"><text:span text:style-name="T7">При работе с <text:s/>относительно небольшими коллекциями у него очень высокая продуктивность.</text:span></text:span><text:span text:style-name="Strong_20_Emphasis"><text:span text:style-name="T3"><text:line-break/>2. LinkedList — классический двусвязный список. Нужно использовать при </text:span></text:span><text:span text:style-name="Strong_20_Emphasis"><text:span text:style-name="T7">относительно</text:span></text:span><text:span text:style-name="Strong_20_Emphasis"><text:span text:style-name="T3"> больших коллекциях. Также очень удобн</text:span></text:span><text:span text:style-name="Strong_20_Emphasis"><text:span text:style-name="T4">о использовать при </text:span></text:span><text:span text:style-name="Strong_20_Emphasis"><text:span text:style-name="T7">очень частой </text:span></text:span><text:span text:style-name="Strong_20_Emphasis"><text:span text:style-name="T4">вставке в начало.<text:line-break/>3. Vector — синхронизованный список на основе расширяемого массива. </text:span></text:span><text:span text:style-name="Strong_20_Emphasis"><text:span text:style-name="T6">Его л</text:span></text:span><text:span text:style-name="Strong_20_Emphasis"><text:span text:style-name="T4">учше не использовать, </text:span></text:span><text:span text:style-name="Strong_20_Emphasis"><text:span text:style-name="T7">а при необходимости потокобезопасности</text:span></text:span><text:span text:style-name="Strong_20_Emphasis"><text:span text:style-name="T4"> </text:span></text:span><text:span text:style-name="Strong_20_Emphasis"><text:span text:style-name="T7">декорировать другой список</text:span></text:span><text:span text:style-name="Strong_20_Emphasis"><text:span text:style-name="T4"> </text:span></text:span><text:span text:style-name="Strong_20_Emphasis"><text:span text:style-name="T5">Collections.synchronizedList().</text:span></text:span></text:p>
          </table:table-cell>
        </table:table-row>
        <table:table-row>
          <table:table-cell table:style-name="Таблица1.A3" office:value-type="string">
            <text:p text:style-name="P8">В чём основная идея стримов из пакета java.util.stream?</text:p>
          </table:table-cell>
          <table:table-cell table:style-name="Таблица1.A2" office:value-type="string">
            <text:p text:style-name="P14">Сделать код более читаемым и простым в восприятии при работе с набором данных. Сделать более простой фильтрацию <text:span text:style-name="T19">и</text:span> упорядочивание данных.</text:p>
          </table:table-cell>
        </table:table-row>
        <table:table-row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>
          <table:table-cell table:style-name="Таблица1.A3" office:value-type="string">
            <text:p text:style-name="P6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4">Она должна быстро вычислять хеш и давать в результате как можно меньшее количество коллизий.</text:p>
          </table:table-cell>
        </table:table-row>
        <table:table-row>
          <table:table-cell table:style-name="Таблица1.A3" office:value-type="string">
            <text:p text:style-name="P9">В чём причина популярности и широкого распространения кодировки UTF-8?</text:p>
          </table:table-cell>
          <table:table-cell table:style-name="Таблица1.A2" office:value-type="string">
            <text:p text:style-name="P14">Она даёт возможность использовать <text:span text:style-name="T16">очень большое количество символов разных письменностей, избегая проблемы неправильной кодировки.</text:span></text:p>
          </table:table-cell>
        </table:table-row>
        <table:table-row>
          <table:table-cell table:style-name="Таблица1.A3" office:value-type="string">
            <text:p text:style-name="P19">Сравните форматы XML и JSON. <text:soft-page-break/>Когда какой использовать?</text:p>
          </table:table-cell>
          <table:table-cell table:style-name="Таблица1.A2" office:value-type="string">
            <text:p text:style-name="P11"><text:span text:style-name="T10">XML </text:span><text:span text:style-name="T17">удобно использовать </text:span><text:span text:style-name="T18">для разметки документа и </text:span><text:soft-page-break/><text:span text:style-name="T18">информации о метаданных. </text:span><text:span text:style-name="T10">JSON </text:span><text:span text:style-name="T18">лучше использовать для обмена данными. <text:s/></text:span><text:span text:style-name="T10">JSON </text:span><text:span text:style-name="T20">визуально проще читать.</text:span></text:p>
          </table:table-cell>
        </table:table-row>
        <table:table-row>
          <table:table-cell table:style-name="Таблица1.A3" office:value-type="string">
            <text:p text:style-name="P10">Опишите что будет происходить «под капотом» после ввода адреса сайта в браузере и нажатия Enter?</text:p>
          </table:table-cell>
          <table:table-cell table:style-name="Таблица1.A2" office:value-type="string">
            <text:p text:style-name="P16"><text:span text:style-name="T8">Если это первый запрос, то браузер отправит запрос на получение IP-адреса сервера, отвечающего за работу сайта, </text:span>DNS-сервер<text:span text:style-name="T18">у. Потом браузер установит соединение с сервером сайта, после чего сделает нужный запрос серверу с сайтом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7.1$Linux_X86_64 LibreOffice_project/50$Build-1</meta:generator>
    <dc:date>2023-12-21T20:58:21.713028564</dc:date>
    <meta:editing-duration>PT32M54S</meta:editing-duration>
    <meta:editing-cycles>9</meta:editing-cycles>
    <meta:document-statistic meta:table-count="1" meta:image-count="0" meta:object-count="0" meta:page-count="2" meta:paragraph-count="26" meta:word-count="355" meta:character-count="2778" meta:non-whitespace-character-count="2443"/>
  </office:meta>
</office:document-meta>
</file>